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/>
    <style:font-face style:name="DejaVu Serif" svg:font-family="'DejaVu Serif'" style:font-family-generic="roman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isplay" svg:font-family="'Noto Sans Display'" style:font-family-generic="swiss" style:font-pitch="variable"/>
    <style:font-face style:name="Noto Serif" svg:font-family="'Noto Serif'" style:font-family-generic="roman" style:font-pitch="variable"/>
    <style:font-face style:name="Noto Serif CJK SC" svg:font-family="'Noto Serif CJK SC'" style:font-family-generic="system" style:font-pitch="variable"/>
    <style:font-face style:name="Noto Serif Display" svg:font-family="'Noto Serif Display'" style:font-family-generic="roman" style:font-pitch="variable"/>
  </office:font-face-decls>
  <office:automatic-styles>
    <style:style style:name="Таблица1" style:family="table">
      <style:table-properties style:width="17.59cm" table:align="margins"/>
    </style:style>
    <style:style style:name="Таблица1.A" style:family="table-column">
      <style:table-column-properties style:column-width="8.795cm" style:rel-column-width="32767*"/>
    </style:style>
    <style:style style:name="Таблица1.B" style:family="table-column">
      <style:table-column-properties style:column-width="8.795cm" style:rel-column-width="32768*"/>
    </style:style>
    <style:style style:name="Таблица1.1" style:family="table-row">
      <style:table-row-properties style:min-row-height="1.023cm"/>
    </style:style>
    <style:style style:name="Таблица1.A1" style:family="table-cell">
      <style:table-cell-properties fo:padding="0.097cm" fo:border="none"/>
    </style:style>
    <style:style style:name="Таблица1.2" style:family="table-row">
      <style:table-row-properties style:min-row-height="4.597cm"/>
    </style:style>
    <style:style style:name="Таблица3" style:family="table">
      <style:table-properties style:width="17.59cm" table:align="margins"/>
    </style:style>
    <style:style style:name="Таблица3.A" style:family="table-column">
      <style:table-column-properties style:column-width="8.795cm" style:rel-column-width="32767*"/>
    </style:style>
    <style:style style:name="Таблица3.B" style:family="table-column">
      <style:table-column-properties style:column-width="8.795cm" style:rel-column-width="32768*"/>
    </style:style>
    <style:style style:name="Таблица3.1" style:family="table-row">
      <style:table-row-properties style:min-row-height="1.023cm"/>
    </style:style>
    <style:style style:name="Таблица3.A1" style:family="table-cell">
      <style:table-cell-properties fo:padding="0.097cm" fo:border="none"/>
    </style:style>
    <style:style style:name="Таблица3.2" style:family="table-row">
      <style:table-row-properties style:min-row-height="4.597cm"/>
    </style:style>
    <style:style style:name="Таблица2" style:family="table">
      <style:table-properties style:width="17.59cm" table:align="margins"/>
    </style:style>
    <style:style style:name="Таблица2.A" style:family="table-column">
      <style:table-column-properties style:column-width="8.795cm" style:rel-column-width="32767*"/>
    </style:style>
    <style:style style:name="Таблица2.B" style:family="table-column">
      <style:table-column-properties style:column-width="8.795cm" style:rel-column-width="32768*"/>
    </style:style>
    <style:style style:name="Таблица2.1" style:family="table-row">
      <style:table-row-properties style:min-row-height="1.023cm"/>
    </style:style>
    <style:style style:name="Таблица2.A1" style:family="table-cell">
      <style:table-cell-properties fo:padding="0.097cm" fo:border="none"/>
    </style:style>
    <style:style style:name="Таблица2.2" style:family="table-row">
      <style:table-row-properties style:min-row-height="4.597cm"/>
    </style:style>
    <style:style style:name="Таблица4" style:family="table">
      <style:table-properties style:width="17.59cm" table:align="margins"/>
    </style:style>
    <style:style style:name="Таблица4.A" style:family="table-column">
      <style:table-column-properties style:column-width="8.795cm" style:rel-column-width="32767*"/>
    </style:style>
    <style:style style:name="Таблица4.B" style:family="table-column">
      <style:table-column-properties style:column-width="8.795cm" style:rel-column-width="32768*"/>
    </style:style>
    <style:style style:name="Таблица4.1" style:family="table-row">
      <style:table-row-properties style:min-row-height="1.023cm"/>
    </style:style>
    <style:style style:name="Таблица4.A1" style:family="table-cell">
      <style:table-cell-properties fo:padding="0.097cm" fo:border="none"/>
    </style:style>
    <style:style style:name="Таблица4.2" style:family="table-row">
      <style:table-row-properties style:min-row-height="4.597cm"/>
    </style:style>
    <style:style style:name="P1" style:family="paragraph" style:parent-style-name="Standard">
      <style:text-properties style:font-name="Noto Serif" fo:font-size="18pt" fo:language="zxx" fo:country="none" officeooo:rsid="0004bac8" officeooo:paragraph-rsid="000d0a71" style:font-size-asian="18pt" style:language-asian="zxx" style:country-asian="none" style:font-size-complex="18pt" style:language-complex="zxx" style:country-complex="none"/>
    </style:style>
    <style:style style:name="P2" style:family="paragraph" style:parent-style-name="Standard">
      <style:text-properties style:font-name="Noto Serif" fo:font-size="18pt" fo:language="zxx" fo:country="none" officeooo:rsid="0004bac8" officeooo:paragraph-rsid="0017e0fe" style:font-size-asian="18pt" style:language-asian="zxx" style:country-asian="none" style:font-size-complex="18pt" style:language-complex="zxx" style:country-complex="none"/>
    </style:style>
    <style:style style:name="P3" style:family="paragraph" style:parent-style-name="Standard">
      <style:text-properties style:font-name="Noto Serif" fo:font-size="18pt" fo:language="zxx" fo:country="none" officeooo:rsid="0004bac8" officeooo:paragraph-rsid="000ebdea" style:font-size-asian="18pt" style:language-asian="zxx" style:country-asian="none" style:font-size-complex="18pt" style:language-complex="zxx" style:country-complex="none"/>
    </style:style>
    <style:style style:name="P4" style:family="paragraph" style:parent-style-name="Standard">
      <style:text-properties style:font-name="Noto Serif" fo:font-size="18pt" fo:language="zxx" fo:country="none" officeooo:rsid="0004bac8" officeooo:paragraph-rsid="001a62f6" style:font-size-asian="18pt" style:language-asian="zxx" style:country-asian="none" style:font-size-complex="18pt" style:language-complex="zxx" style:country-complex="none"/>
    </style:style>
    <style:style style:name="P5" style:family="paragraph" style:parent-style-name="Standard">
      <style:text-properties style:font-name="Noto Serif" fo:font-size="18pt" fo:language="zxx" fo:country="none" officeooo:rsid="0004bac8" officeooo:paragraph-rsid="001ff55a" style:font-size-asian="18pt" style:language-asian="zxx" style:country-asian="none" style:font-size-complex="18pt" style:language-complex="zxx" style:country-complex="none"/>
    </style:style>
    <style:style style:name="P6" style:family="paragraph" style:parent-style-name="Standard">
      <style:text-properties style:font-name="Noto Serif" fo:font-size="18pt" fo:language="zxx" fo:country="none" officeooo:rsid="001d056e" officeooo:paragraph-rsid="001d056e" style:font-size-asian="18pt" style:language-asian="zxx" style:country-asian="none" style:font-size-complex="18pt" style:language-complex="zxx" style:country-complex="none"/>
    </style:style>
    <style:style style:name="P7" style:family="paragraph" style:parent-style-name="Standard">
      <style:text-properties style:font-name="Noto Serif" fo:font-size="18pt" fo:language="zxx" fo:country="none" officeooo:rsid="0019cecc" officeooo:paragraph-rsid="001a62f6" style:font-size-asian="18pt" style:language-asian="zxx" style:country-asian="none" style:font-size-complex="18pt" style:language-complex="zxx" style:country-complex="none"/>
    </style:style>
    <style:style style:name="P8" style:family="paragraph" style:parent-style-name="Standard">
      <style:text-properties style:font-name="Noto Serif" fo:font-size="18pt" fo:language="zxx" fo:country="none" officeooo:rsid="001e5433" officeooo:paragraph-rsid="001e5433" style:font-size-asian="18pt" style:language-asian="zxx" style:country-asian="none" style:font-size-complex="18pt" style:language-complex="zxx" style:country-complex="none"/>
    </style:style>
    <style:style style:name="P9" style:family="paragraph" style:parent-style-name="Standard">
      <style:text-properties style:font-name="Noto Serif" fo:font-size="18pt" fo:language="zxx" fo:country="none" officeooo:rsid="0011319e" officeooo:paragraph-rsid="0011319e" style:font-size-asian="18pt" style:language-asian="zxx" style:country-asian="none" style:font-size-complex="18pt" style:language-complex="zxx" style:country-complex="none"/>
    </style:style>
    <style:style style:name="P10" style:family="paragraph" style:parent-style-name="Standard">
      <style:text-properties style:font-name="Noto Serif" fo:font-size="18pt" fo:language="zxx" fo:country="none" officeooo:rsid="0011319e" officeooo:paragraph-rsid="001cd95e" style:font-size-asian="18pt" style:language-asian="zxx" style:country-asian="none" style:font-size-complex="18pt" style:language-complex="zxx" style:country-complex="none"/>
    </style:style>
    <style:style style:name="P11" style:family="paragraph" style:parent-style-name="Standard">
      <style:text-properties style:font-name="Noto Serif" fo:font-size="18pt" fo:language="zxx" fo:country="none" officeooo:rsid="001a62f6" officeooo:paragraph-rsid="001a62f6" style:font-size-asian="18pt" style:language-asian="zxx" style:country-asian="none" style:font-size-complex="18pt" style:language-complex="zxx" style:country-complex="none"/>
    </style:style>
    <style:style style:name="P12" style:family="paragraph" style:parent-style-name="Standard">
      <style:text-properties style:font-name="Noto Serif" fo:font-size="18pt" fo:language="zxx" fo:country="none" officeooo:rsid="00151a25" officeooo:paragraph-rsid="00151a25" style:font-size-asian="18pt" style:language-asian="zxx" style:country-asian="none" style:font-size-complex="18pt" style:language-complex="zxx" style:country-complex="none"/>
    </style:style>
    <style:style style:name="P13" style:family="paragraph" style:parent-style-name="Standard">
      <style:text-properties style:font-name="Noto Serif" fo:font-size="18pt" fo:language="zxx" fo:country="none" officeooo:rsid="001dc15e" officeooo:paragraph-rsid="001dc15e" style:font-size-asian="18pt" style:language-asian="zxx" style:country-asian="none" style:font-size-complex="18pt" style:language-complex="zxx" style:country-complex="none"/>
    </style:style>
    <style:style style:name="P14" style:family="paragraph" style:parent-style-name="Standard">
      <style:text-properties style:font-name="Noto Serif" fo:font-size="18pt" fo:language="zxx" fo:country="none" officeooo:rsid="00173c04" officeooo:paragraph-rsid="00173c04" style:font-size-asian="18pt" style:language-asian="zxx" style:country-asian="none" style:font-size-complex="18pt" style:language-complex="zxx" style:country-complex="none"/>
    </style:style>
    <style:style style:name="P15" style:family="paragraph" style:parent-style-name="Standard">
      <style:text-properties style:font-name="Noto Serif" fo:font-size="18pt" fo:language="zxx" fo:country="none" officeooo:rsid="00222040" officeooo:paragraph-rsid="00222040" style:font-size-asian="18pt" style:language-asian="zxx" style:country-asian="none" style:font-size-complex="18pt" style:language-complex="zxx" style:country-complex="none"/>
    </style:style>
    <style:style style:name="P16" style:family="paragraph" style:parent-style-name="Standard">
      <style:text-properties style:font-name="Noto Serif" fo:font-size="18pt" fo:language="zxx" fo:country="none" officeooo:rsid="0023bd3e" officeooo:paragraph-rsid="0023bd3e" style:font-size-asian="18pt" style:language-asian="zxx" style:country-asian="none" style:font-size-complex="18pt" style:language-complex="zxx" style:country-complex="none"/>
    </style:style>
    <style:style style:name="P17" style:family="paragraph" style:parent-style-name="Standard">
      <style:text-properties style:font-name="Noto Serif" fo:font-size="18pt" fo:language="zxx" fo:country="none" officeooo:rsid="0026f441" officeooo:paragraph-rsid="0026f441" style:font-size-asian="18pt" style:language-asian="zxx" style:country-asian="none" style:font-size-complex="18pt" style:language-complex="zxx" style:country-complex="none"/>
    </style:style>
    <style:style style:name="P18" style:family="paragraph" style:parent-style-name="Standard">
      <style:text-properties style:font-name="Noto Serif" fo:font-size="18pt" fo:language="zxx" fo:country="none" officeooo:rsid="000920e8" officeooo:paragraph-rsid="000d0a71" style:font-size-asian="18pt" style:language-asian="zxx" style:country-asian="none" style:font-size-complex="18pt" style:language-complex="zxx" style:country-complex="none"/>
    </style:style>
    <style:style style:name="P19" style:family="paragraph" style:parent-style-name="Standard">
      <style:text-properties style:font-name="Noto Serif" fo:font-size="18pt" fo:language="zxx" fo:country="none" officeooo:rsid="00069897" officeooo:paragraph-rsid="0027cf58" style:font-size-asian="18pt" style:language-asian="zxx" style:country-asian="none" style:font-size-complex="18pt" style:language-complex="zxx" style:country-complex="none"/>
    </style:style>
    <style:style style:name="P20" style:family="paragraph" style:parent-style-name="Standard">
      <style:text-properties style:font-name="Noto Serif" fo:font-size="18pt" fo:language="zxx" fo:country="none" officeooo:rsid="00069897" officeooo:paragraph-rsid="000ebdea" style:font-size-asian="18pt" style:language-asian="zxx" style:country-asian="none" style:font-size-complex="18pt" style:language-complex="zxx" style:country-complex="none"/>
    </style:style>
    <style:style style:name="P21" style:family="paragraph" style:parent-style-name="Standard">
      <style:text-properties style:font-name="Noto Serif" fo:font-size="18pt" fo:language="zxx" fo:country="none" officeooo:rsid="00069897" officeooo:paragraph-rsid="00140183" style:font-size-asian="18pt" style:language-asian="zxx" style:country-asian="none" style:font-size-complex="18pt" style:language-complex="zxx" style:country-complex="none"/>
    </style:style>
    <style:style style:name="P22" style:family="paragraph" style:parent-style-name="Standard">
      <style:paragraph-properties fo:text-align="center" style:justify-single-word="false"/>
      <style:text-properties style:font-name="Noto Serif" fo:font-size="18pt" fo:language="zxx" fo:country="none" fo:font-weight="bold" officeooo:rsid="002882aa" officeooo:paragraph-rsid="002882aa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P23" style:family="paragraph" style:parent-style-name="Standard">
      <style:text-properties officeooo:paragraph-rsid="002b703d"/>
    </style:style>
    <style:style style:name="P24" style:family="paragraph" style:parent-style-name="Standard">
      <style:text-properties style:font-name="Noto Sans" fo:font-size="18pt" fo:language="zxx" fo:country="none" officeooo:rsid="0004bac8" officeooo:paragraph-rsid="002b703d" style:font-size-asian="18pt" style:language-asian="zxx" style:country-asian="none" style:font-size-complex="18pt" style:language-complex="zxx" style:country-complex="none"/>
    </style:style>
    <style:style style:name="P25" style:family="paragraph" style:parent-style-name="Standard">
      <style:text-properties style:font-name="Noto Sans" fo:font-size="18pt" fo:language="zxx" fo:country="none" officeooo:rsid="001d056e" officeooo:paragraph-rsid="002b703d" style:font-size-asian="18pt" style:language-asian="zxx" style:country-asian="none" style:font-size-complex="18pt" style:language-complex="zxx" style:country-complex="none"/>
    </style:style>
    <style:style style:name="P26" style:family="paragraph" style:parent-style-name="Standard">
      <style:text-properties style:font-name="Noto Sans" fo:font-size="18pt" fo:language="zxx" fo:country="none" officeooo:rsid="0019cecc" officeooo:paragraph-rsid="002b703d" style:font-size-asian="18pt" style:language-asian="zxx" style:country-asian="none" style:font-size-complex="18pt" style:language-complex="zxx" style:country-complex="none"/>
    </style:style>
    <style:style style:name="P27" style:family="paragraph" style:parent-style-name="Standard">
      <style:text-properties style:font-name="Noto Sans" fo:font-size="18pt" fo:language="zxx" fo:country="none" officeooo:rsid="0026f441" officeooo:paragraph-rsid="002b703d" style:font-size-asian="18pt" style:language-asian="zxx" style:country-asian="none" style:font-size-complex="18pt" style:language-complex="zxx" style:country-complex="none"/>
    </style:style>
    <style:style style:name="P28" style:family="paragraph" style:parent-style-name="Standard">
      <style:text-properties style:font-name="Noto Sans" fo:font-size="18pt" fo:language="zxx" fo:country="none" officeooo:rsid="001e5433" officeooo:paragraph-rsid="002b703d" style:font-size-asian="18pt" style:language-asian="zxx" style:country-asian="none" style:font-size-complex="18pt" style:language-complex="zxx" style:country-complex="none"/>
    </style:style>
    <style:style style:name="P29" style:family="paragraph" style:parent-style-name="Standard">
      <style:text-properties style:font-name="Noto Sans" fo:font-size="18pt" fo:language="zxx" fo:country="none" officeooo:rsid="0011319e" officeooo:paragraph-rsid="002b703d" style:font-size-asian="18pt" style:language-asian="zxx" style:country-asian="none" style:font-size-complex="18pt" style:language-complex="zxx" style:country-complex="none"/>
    </style:style>
    <style:style style:name="P30" style:family="paragraph" style:parent-style-name="Standard">
      <style:text-properties style:font-name="Noto Sans" fo:font-size="18pt" fo:language="zxx" fo:country="none" officeooo:rsid="001a62f6" officeooo:paragraph-rsid="002b703d" style:font-size-asian="18pt" style:language-asian="zxx" style:country-asian="none" style:font-size-complex="18pt" style:language-complex="zxx" style:country-complex="none"/>
    </style:style>
    <style:style style:name="P31" style:family="paragraph" style:parent-style-name="Standard">
      <style:text-properties style:font-name="Noto Sans" fo:font-size="18pt" fo:language="zxx" fo:country="none" officeooo:rsid="00151a25" officeooo:paragraph-rsid="002b703d" style:font-size-asian="18pt" style:language-asian="zxx" style:country-asian="none" style:font-size-complex="18pt" style:language-complex="zxx" style:country-complex="none"/>
    </style:style>
    <style:style style:name="P32" style:family="paragraph" style:parent-style-name="Standard">
      <style:text-properties style:font-name="Noto Sans" fo:font-size="18pt" fo:language="zxx" fo:country="none" officeooo:rsid="001dc15e" officeooo:paragraph-rsid="002b703d" style:font-size-asian="18pt" style:language-asian="zxx" style:country-asian="none" style:font-size-complex="18pt" style:language-complex="zxx" style:country-complex="none"/>
    </style:style>
    <style:style style:name="P33" style:family="paragraph" style:parent-style-name="Standard">
      <style:text-properties style:font-name="Noto Sans" fo:font-size="18pt" fo:language="zxx" fo:country="none" officeooo:rsid="00173c04" officeooo:paragraph-rsid="002b703d" style:font-size-asian="18pt" style:language-asian="zxx" style:country-asian="none" style:font-size-complex="18pt" style:language-complex="zxx" style:country-complex="none"/>
    </style:style>
    <style:style style:name="P34" style:family="paragraph" style:parent-style-name="Standard">
      <style:text-properties style:font-name="Noto Sans" fo:font-size="18pt" fo:language="zxx" fo:country="none" officeooo:rsid="00222040" officeooo:paragraph-rsid="002b703d" style:font-size-asian="18pt" style:language-asian="zxx" style:country-asian="none" style:font-size-complex="18pt" style:language-complex="zxx" style:country-complex="none"/>
    </style:style>
    <style:style style:name="P35" style:family="paragraph" style:parent-style-name="Standard">
      <style:text-properties style:font-name="Noto Sans" fo:font-size="18pt" fo:language="zxx" fo:country="none" officeooo:rsid="0023bd3e" officeooo:paragraph-rsid="002b703d" style:font-size-asian="18pt" style:language-asian="zxx" style:country-asian="none" style:font-size-complex="18pt" style:language-complex="zxx" style:country-complex="none"/>
    </style:style>
    <style:style style:name="P36" style:family="paragraph" style:parent-style-name="Standard">
      <style:text-properties style:font-name="Noto Sans" fo:font-size="18pt" fo:language="zxx" fo:country="none" officeooo:rsid="000920e8" officeooo:paragraph-rsid="002b703d" style:font-size-asian="18pt" style:language-asian="zxx" style:country-asian="none" style:font-size-complex="18pt" style:language-complex="zxx" style:country-complex="none"/>
    </style:style>
    <style:style style:name="P37" style:family="paragraph" style:parent-style-name="Standard">
      <style:text-properties style:font-name="Noto Sans" fo:font-size="18pt" fo:language="zxx" fo:country="none" officeooo:rsid="00069897" officeooo:paragraph-rsid="002b703d" style:font-size-asian="18pt" style:language-asian="zxx" style:country-asian="none" style:font-size-complex="18pt" style:language-complex="zxx" style:country-complex="none"/>
    </style:style>
    <style:style style:name="P38" style:family="paragraph" style:parent-style-name="Standard">
      <style:paragraph-properties fo:text-align="center" style:justify-single-word="false"/>
      <style:text-properties style:font-name="Noto Sans" fo:font-size="18pt" fo:language="zxx" fo:country="none" fo:font-weight="bold" officeooo:rsid="002882aa" officeooo:paragraph-rsid="002b703d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P39" style:family="paragraph" style:parent-style-name="Standard">
      <style:paragraph-properties fo:text-align="center" style:justify-single-word="false"/>
      <style:text-properties style:font-name="Noto Serif Display" fo:font-size="18pt" fo:language="zxx" fo:country="none" fo:font-weight="bold" officeooo:rsid="002882aa" officeooo:paragraph-rsid="002c39d5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P40" style:family="paragraph" style:parent-style-name="Standard">
      <style:text-properties style:font-name="Noto Serif Display" fo:font-size="18pt" fo:language="zxx" fo:country="none" officeooo:rsid="0004bac8" officeooo:paragraph-rsid="002c39d5" style:font-size-asian="18pt" style:language-asian="zxx" style:country-asian="none" style:font-size-complex="18pt" style:language-complex="zxx" style:country-complex="none"/>
    </style:style>
    <style:style style:name="P41" style:family="paragraph" style:parent-style-name="Standard">
      <style:text-properties style:font-name="Noto Serif Display" fo:font-size="18pt" fo:language="zxx" fo:country="none" officeooo:rsid="001d056e" officeooo:paragraph-rsid="002c39d5" style:font-size-asian="18pt" style:language-asian="zxx" style:country-asian="none" style:font-size-complex="18pt" style:language-complex="zxx" style:country-complex="none"/>
    </style:style>
    <style:style style:name="P42" style:family="paragraph" style:parent-style-name="Standard">
      <style:text-properties style:font-name="Noto Serif Display" fo:font-size="18pt" fo:language="zxx" fo:country="none" officeooo:rsid="0019cecc" officeooo:paragraph-rsid="002c39d5" style:font-size-asian="18pt" style:language-asian="zxx" style:country-asian="none" style:font-size-complex="18pt" style:language-complex="zxx" style:country-complex="none"/>
    </style:style>
    <style:style style:name="P43" style:family="paragraph" style:parent-style-name="Standard">
      <style:text-properties style:font-name="Noto Serif Display" fo:font-size="18pt" fo:language="zxx" fo:country="none" officeooo:rsid="0026f441" officeooo:paragraph-rsid="002c39d5" style:font-size-asian="18pt" style:language-asian="zxx" style:country-asian="none" style:font-size-complex="18pt" style:language-complex="zxx" style:country-complex="none"/>
    </style:style>
    <style:style style:name="P44" style:family="paragraph" style:parent-style-name="Standard">
      <style:text-properties style:font-name="Noto Serif Display" fo:font-size="18pt" fo:language="zxx" fo:country="none" officeooo:rsid="001e5433" officeooo:paragraph-rsid="002c39d5" style:font-size-asian="18pt" style:language-asian="zxx" style:country-asian="none" style:font-size-complex="18pt" style:language-complex="zxx" style:country-complex="none"/>
    </style:style>
    <style:style style:name="P45" style:family="paragraph" style:parent-style-name="Standard">
      <style:text-properties style:font-name="Noto Serif Display" fo:font-size="18pt" fo:language="zxx" fo:country="none" officeooo:rsid="0011319e" officeooo:paragraph-rsid="002c39d5" style:font-size-asian="18pt" style:language-asian="zxx" style:country-asian="none" style:font-size-complex="18pt" style:language-complex="zxx" style:country-complex="none"/>
    </style:style>
    <style:style style:name="P46" style:family="paragraph" style:parent-style-name="Standard">
      <style:text-properties style:font-name="Noto Serif Display" fo:font-size="18pt" fo:language="zxx" fo:country="none" officeooo:rsid="001a62f6" officeooo:paragraph-rsid="002c39d5" style:font-size-asian="18pt" style:language-asian="zxx" style:country-asian="none" style:font-size-complex="18pt" style:language-complex="zxx" style:country-complex="none"/>
    </style:style>
    <style:style style:name="P47" style:family="paragraph" style:parent-style-name="Standard">
      <style:text-properties style:font-name="Noto Serif Display" fo:font-size="18pt" fo:language="zxx" fo:country="none" officeooo:rsid="00151a25" officeooo:paragraph-rsid="002c39d5" style:font-size-asian="18pt" style:language-asian="zxx" style:country-asian="none" style:font-size-complex="18pt" style:language-complex="zxx" style:country-complex="none"/>
    </style:style>
    <style:style style:name="P48" style:family="paragraph" style:parent-style-name="Standard">
      <style:text-properties style:font-name="Noto Serif Display" fo:font-size="18pt" fo:language="zxx" fo:country="none" officeooo:rsid="001dc15e" officeooo:paragraph-rsid="002c39d5" style:font-size-asian="18pt" style:language-asian="zxx" style:country-asian="none" style:font-size-complex="18pt" style:language-complex="zxx" style:country-complex="none"/>
    </style:style>
    <style:style style:name="P49" style:family="paragraph" style:parent-style-name="Standard">
      <style:text-properties style:font-name="Noto Serif Display" fo:font-size="18pt" fo:language="zxx" fo:country="none" officeooo:rsid="00173c04" officeooo:paragraph-rsid="002c39d5" style:font-size-asian="18pt" style:language-asian="zxx" style:country-asian="none" style:font-size-complex="18pt" style:language-complex="zxx" style:country-complex="none"/>
    </style:style>
    <style:style style:name="P50" style:family="paragraph" style:parent-style-name="Standard">
      <style:text-properties style:font-name="Noto Serif Display" fo:font-size="18pt" fo:language="zxx" fo:country="none" officeooo:rsid="00222040" officeooo:paragraph-rsid="002c39d5" style:font-size-asian="18pt" style:language-asian="zxx" style:country-asian="none" style:font-size-complex="18pt" style:language-complex="zxx" style:country-complex="none"/>
    </style:style>
    <style:style style:name="P51" style:family="paragraph" style:parent-style-name="Standard">
      <style:text-properties style:font-name="Noto Serif Display" fo:font-size="18pt" fo:language="zxx" fo:country="none" officeooo:rsid="0023bd3e" officeooo:paragraph-rsid="002c39d5" style:font-size-asian="18pt" style:language-asian="zxx" style:country-asian="none" style:font-size-complex="18pt" style:language-complex="zxx" style:country-complex="none"/>
    </style:style>
    <style:style style:name="P52" style:family="paragraph" style:parent-style-name="Standard">
      <style:text-properties style:font-name="Noto Serif Display" fo:font-size="18pt" fo:language="zxx" fo:country="none" officeooo:rsid="000920e8" officeooo:paragraph-rsid="002c39d5" style:font-size-asian="18pt" style:language-asian="zxx" style:country-asian="none" style:font-size-complex="18pt" style:language-complex="zxx" style:country-complex="none"/>
    </style:style>
    <style:style style:name="P53" style:family="paragraph" style:parent-style-name="Standard">
      <style:text-properties style:font-name="Noto Serif Display" fo:font-size="18pt" fo:language="zxx" fo:country="none" officeooo:rsid="00069897" officeooo:paragraph-rsid="002c39d5" style:font-size-asian="18pt" style:language-asian="zxx" style:country-asian="none" style:font-size-complex="18pt" style:language-complex="zxx" style:country-complex="none"/>
    </style:style>
    <style:style style:name="P54" style:family="paragraph" style:parent-style-name="Standard">
      <style:paragraph-properties fo:text-align="center" style:justify-single-word="false"/>
      <style:text-properties style:font-name="Noto Sans Display" fo:font-size="18pt" fo:language="zxx" fo:country="none" fo:font-weight="bold" officeooo:rsid="002882aa" officeooo:paragraph-rsid="002b703d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P55" style:family="paragraph" style:parent-style-name="Standard">
      <style:text-properties style:font-name="Noto Sans Display" fo:font-size="18pt" fo:language="zxx" fo:country="none" officeooo:rsid="0004bac8" officeooo:paragraph-rsid="002b703d" style:font-size-asian="18pt" style:language-asian="zxx" style:country-asian="none" style:font-size-complex="18pt" style:language-complex="zxx" style:country-complex="none"/>
    </style:style>
    <style:style style:name="P56" style:family="paragraph" style:parent-style-name="Standard">
      <style:text-properties style:font-name="Noto Sans Display" fo:font-size="18pt" fo:language="zxx" fo:country="none" officeooo:rsid="001d056e" officeooo:paragraph-rsid="002b703d" style:font-size-asian="18pt" style:language-asian="zxx" style:country-asian="none" style:font-size-complex="18pt" style:language-complex="zxx" style:country-complex="none"/>
    </style:style>
    <style:style style:name="P57" style:family="paragraph" style:parent-style-name="Standard">
      <style:text-properties style:font-name="Noto Sans Display" fo:font-size="18pt" fo:language="zxx" fo:country="none" officeooo:rsid="0019cecc" officeooo:paragraph-rsid="002b703d" style:font-size-asian="18pt" style:language-asian="zxx" style:country-asian="none" style:font-size-complex="18pt" style:language-complex="zxx" style:country-complex="none"/>
    </style:style>
    <style:style style:name="P58" style:family="paragraph" style:parent-style-name="Standard">
      <style:text-properties style:font-name="Noto Sans Display" fo:font-size="18pt" fo:language="zxx" fo:country="none" officeooo:rsid="0026f441" officeooo:paragraph-rsid="002b703d" style:font-size-asian="18pt" style:language-asian="zxx" style:country-asian="none" style:font-size-complex="18pt" style:language-complex="zxx" style:country-complex="none"/>
    </style:style>
    <style:style style:name="P59" style:family="paragraph" style:parent-style-name="Standard">
      <style:text-properties style:font-name="Noto Sans Display" fo:font-size="18pt" fo:language="zxx" fo:country="none" officeooo:rsid="001e5433" officeooo:paragraph-rsid="002b703d" style:font-size-asian="18pt" style:language-asian="zxx" style:country-asian="none" style:font-size-complex="18pt" style:language-complex="zxx" style:country-complex="none"/>
    </style:style>
    <style:style style:name="P60" style:family="paragraph" style:parent-style-name="Standard">
      <style:text-properties style:font-name="Noto Sans Display" fo:font-size="18pt" fo:language="zxx" fo:country="none" officeooo:rsid="0011319e" officeooo:paragraph-rsid="002b703d" style:font-size-asian="18pt" style:language-asian="zxx" style:country-asian="none" style:font-size-complex="18pt" style:language-complex="zxx" style:country-complex="none"/>
    </style:style>
    <style:style style:name="P61" style:family="paragraph" style:parent-style-name="Standard">
      <style:text-properties style:font-name="Noto Sans Display" fo:font-size="18pt" fo:language="zxx" fo:country="none" officeooo:rsid="001a62f6" officeooo:paragraph-rsid="002b703d" style:font-size-asian="18pt" style:language-asian="zxx" style:country-asian="none" style:font-size-complex="18pt" style:language-complex="zxx" style:country-complex="none"/>
    </style:style>
    <style:style style:name="P62" style:family="paragraph" style:parent-style-name="Standard">
      <style:text-properties style:font-name="Noto Sans Display" fo:font-size="18pt" fo:language="zxx" fo:country="none" officeooo:rsid="00151a25" officeooo:paragraph-rsid="002b703d" style:font-size-asian="18pt" style:language-asian="zxx" style:country-asian="none" style:font-size-complex="18pt" style:language-complex="zxx" style:country-complex="none"/>
    </style:style>
    <style:style style:name="P63" style:family="paragraph" style:parent-style-name="Standard">
      <style:text-properties style:font-name="Noto Sans Display" fo:font-size="18pt" fo:language="zxx" fo:country="none" officeooo:rsid="001dc15e" officeooo:paragraph-rsid="002b703d" style:font-size-asian="18pt" style:language-asian="zxx" style:country-asian="none" style:font-size-complex="18pt" style:language-complex="zxx" style:country-complex="none"/>
    </style:style>
    <style:style style:name="P64" style:family="paragraph" style:parent-style-name="Standard">
      <style:text-properties style:font-name="Noto Sans Display" fo:font-size="18pt" fo:language="zxx" fo:country="none" officeooo:rsid="00173c04" officeooo:paragraph-rsid="002b703d" style:font-size-asian="18pt" style:language-asian="zxx" style:country-asian="none" style:font-size-complex="18pt" style:language-complex="zxx" style:country-complex="none"/>
    </style:style>
    <style:style style:name="P65" style:family="paragraph" style:parent-style-name="Standard">
      <style:text-properties style:font-name="Noto Sans Display" fo:font-size="18pt" fo:language="zxx" fo:country="none" officeooo:rsid="00222040" officeooo:paragraph-rsid="002b703d" style:font-size-asian="18pt" style:language-asian="zxx" style:country-asian="none" style:font-size-complex="18pt" style:language-complex="zxx" style:country-complex="none"/>
    </style:style>
    <style:style style:name="P66" style:family="paragraph" style:parent-style-name="Standard">
      <style:text-properties style:font-name="Noto Sans Display" fo:font-size="18pt" fo:language="zxx" fo:country="none" officeooo:rsid="0023bd3e" officeooo:paragraph-rsid="002b703d" style:font-size-asian="18pt" style:language-asian="zxx" style:country-asian="none" style:font-size-complex="18pt" style:language-complex="zxx" style:country-complex="none"/>
    </style:style>
    <style:style style:name="P67" style:family="paragraph" style:parent-style-name="Standard">
      <style:text-properties style:font-name="Noto Sans Display" fo:font-size="18pt" fo:language="zxx" fo:country="none" officeooo:rsid="000920e8" officeooo:paragraph-rsid="002b703d" style:font-size-asian="18pt" style:language-asian="zxx" style:country-asian="none" style:font-size-complex="18pt" style:language-complex="zxx" style:country-complex="none"/>
    </style:style>
    <style:style style:name="P68" style:family="paragraph" style:parent-style-name="Standard">
      <style:text-properties style:font-name="Noto Sans Display" fo:font-size="18pt" fo:language="zxx" fo:country="none" officeooo:rsid="00069897" officeooo:paragraph-rsid="002b703d" style:font-size-asian="18pt" style:language-asian="zxx" style:country-asian="none" style:font-size-complex="18pt" style:language-complex="zxx" style:country-complex="none"/>
    </style:style>
    <style:style style:name="T1" style:family="text">
      <style:text-properties officeooo:rsid="00069897"/>
    </style:style>
    <style:style style:name="T2" style:family="text">
      <style:text-properties officeooo:rsid="0006bc25"/>
    </style:style>
    <style:style style:name="T3" style:family="text">
      <style:text-properties officeooo:rsid="000920e8"/>
    </style:style>
    <style:style style:name="T4" style:family="text">
      <style:text-properties officeooo:rsid="00098fa7"/>
    </style:style>
    <style:style style:name="T5" style:family="text">
      <style:text-properties officeooo:rsid="000b471d"/>
    </style:style>
    <style:style style:name="T6" style:family="text">
      <style:text-properties officeooo:rsid="000ebdea"/>
    </style:style>
    <style:style style:name="T7" style:family="text">
      <style:text-properties officeooo:rsid="0011319e"/>
    </style:style>
    <style:style style:name="T8" style:family="text">
      <style:text-properties officeooo:rsid="00120b4a"/>
    </style:style>
    <style:style style:name="T9" style:family="text">
      <style:text-properties officeooo:rsid="001596f4"/>
    </style:style>
    <style:style style:name="T10" style:family="text">
      <style:text-properties officeooo:rsid="0017e0fe"/>
    </style:style>
    <style:style style:name="T11" style:family="text">
      <style:text-properties officeooo:rsid="001bb426"/>
    </style:style>
    <style:style style:name="T12" style:family="text">
      <style:text-properties officeooo:rsid="001ff55a"/>
    </style:style>
    <style:style style:name="T13" style:family="text">
      <style:text-properties officeooo:rsid="00210620"/>
    </style:style>
    <style:style style:name="T14" style:family="text">
      <style:text-properties officeooo:rsid="002b703d"/>
    </style:style>
    <style:style style:name="T15" style:family="text">
      <style:text-properties officeooo:rsid="0031fd08"/>
    </style:style>
    <style:style style:name="T16" style:family="text">
      <style:text-properties officeooo:rsid="0033e29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table:number-columns-spanned="2" office:value-type="string">
            <text:p text:style-name="P22">Noto Serif</text:p>
          </table:table-cell>
          <table:covered-table-cell/>
        </table:table-row>
        <table:table-row table:style-name="Таблица1.2">
          <table:table-cell table:style-name="Таблица1.A1" office:value-type="string">
            <text:p text:style-name="P1"><text:span text:style-name="T4">Аа </text:span>А<text:span text:style-name="T3">́</text:span>а<text:span text:style-name="T3">́ А̄а̄</text:span></text:p>
            <text:p text:style-name="P1"><text:span text:style-name="T4">Ӓӓ </text:span>Ӓ<text:span text:style-name="T3">́</text:span>ӓ<text:span text:style-name="T3">́</text:span> Ӓ<text:span text:style-name="T3">̄</text:span>ӓ̄ <text:span text:style-name="T7">А̋а̋</text:span></text:p>
            <text:p text:style-name="P6">Ӑӑ Ӑ́ӑ́ Ӑ̄ӑ̄</text:p>
            <text:p text:style-name="P1">Бб <text:span text:style-name="T9">Бб</text:span></text:p>
            <text:p text:style-name="P1"><text:span text:style-name="T16">Вв </text:span>В<text:span text:style-name="T15">̆</text:span>в<text:span text:style-name="T15">̆</text:span></text:p>
            <text:p text:style-name="P1">Гг Ғғ Ӷӷ</text:p>
            <text:p text:style-name="P1">Дд <text:span text:style-name="T9">Д́д́</text:span></text:p>
            <text:p text:style-name="P1"><text:span text:style-name="T4">Ее </text:span>Е<text:span text:style-name="T3">́</text:span>е<text:span text:style-name="T3">́</text:span> Е<text:span text:style-name="T4">̄</text:span>е̄</text:p>
            <text:p text:style-name="P7">Єє Є́є́ Є̄є̄</text:p>
            <text:p text:style-name="P17">Є̈є̈ Є̈́є̈́ Є̈̄є̈̄ Є̋є̋</text:p>
            <text:p text:style-name="P1"><text:span text:style-name="T4">Ёё </text:span>Ё<text:span text:style-name="T3">́</text:span>ё<text:span text:style-name="T3">́</text:span> Ё̄ё̄ <text:span text:style-name="T7">Е̋е̋</text:span></text:p>
            <text:p text:style-name="P1"><text:span text:style-name="T4">Ҍҍ </text:span><text:span text:style-name="T1">Ҍ</text:span><text:span text:style-name="T3">́</text:span><text:span text:style-name="T1">ҍ</text:span><text:span text:style-name="T3">́</text:span><text:span text:style-name="T1"> Ҍ̄ҍ̄</text:span></text:p>
            <text:p text:style-name="P2">Жж Җҗ</text:p>
            <text:p text:style-name="P2">Зз <text:span text:style-name="T10">Ҙҙ </text:span><text:span text:style-name="T8">З̌з̌ </text:span><text:span text:style-name="T4">Ӡӡ</text:span></text:p>
            <text:p text:style-name="P1"><text:span text:style-name="T4">Ии </text:span>И<text:span text:style-name="T3">́</text:span>и<text:span text:style-name="T3">́</text:span> Ӣӣ</text:p>
            <text:p text:style-name="P1">И̇и̇ И̇<text:span text:style-name="T3">́</text:span>и̇<text:span text:style-name="T3">́</text:span> И̇̄и̇̄</text:p>
            <text:p text:style-name="P18">Іі І́і́ І̄і̄</text:p>
            <text:p text:style-name="P1">Йй Кк Ӄӄ Ққ</text:p>
            <text:p text:style-name="P1">Лл Ԓԓ Ӆӆ Љљ</text:p>
            <text:p text:style-name="P1">Мм</text:p>
            <text:p text:style-name="P1">Нн Ӈӈ Ңң Њњ</text:p>
            <text:p text:style-name="P3"><text:span text:style-name="T5">Оо </text:span><text:span text:style-name="T1">О</text:span><text:span text:style-name="T3">́</text:span><text:span text:style-name="T1">о</text:span><text:span text:style-name="T3">́</text:span><text:span text:style-name="T1"> О̄о̄</text:span></text:p>
            <text:p text:style-name="P3"><text:span text:style-name="T5">Ӧӧ </text:span><text:span text:style-name="T1">Ӧ</text:span><text:span text:style-name="T3">́</text:span><text:span text:style-name="T1">ӧ</text:span><text:span text:style-name="T3">́</text:span><text:span text:style-name="T1"> Ӧ̄ӧ̄ </text:span><text:span text:style-name="T7">О̋о̋</text:span></text:p>
            <text:p text:style-name="P8">О̆о̆ О̆́о̆́ О̆̄о̆̄</text:p>
            <text:p text:style-name="P5"><text:span text:style-name="T5">Өө </text:span><text:span text:style-name="T1">Ө</text:span><text:span text:style-name="T3">́</text:span><text:span text:style-name="T1">ө</text:span><text:span text:style-name="T3">́</text:span><text:span text:style-name="T1"> Ө̄ө̄<text:line-break/></text:span><text:span text:style-name="T5">Ө</text:span><text:span text:style-name="T12">̈</text:span><text:span text:style-name="T5">ө</text:span><text:span text:style-name="T12">̈</text:span><text:span text:style-name="T5"> </text:span><text:span text:style-name="T1">Ө</text:span><text:span text:style-name="T12">̈́</text:span><text:span text:style-name="T1">ө</text:span><text:span text:style-name="T12">̈́</text:span><text:span text:style-name="T1"> Ө</text:span><text:span text:style-name="T12">̈̄</text:span><text:span text:style-name="T1">ө</text:span><text:span text:style-name="T12">̈̄ </text:span><text:span text:style-name="T13">Ө̋ө̋</text:span></text:p>
          </table:table-cell>
          <table:table-cell table:style-name="Таблица1.A1" office:value-type="string">
            <text:p text:style-name="P19">Пп Ԥԥ</text:p>
            <text:p text:style-name="P20">Рр</text:p>
            <text:p text:style-name="P20">Сс Ҫс</text:p>
            <text:p text:style-name="P3"><text:span text:style-name="T1">Тт Ҭҭ </text:span><text:span text:style-name="T9">Т́т́</text:span></text:p>
            <text:p text:style-name="P3"><text:span text:style-name="T6">Уу </text:span><text:span text:style-name="T1">У</text:span><text:span text:style-name="T3">́</text:span><text:span text:style-name="T1">у</text:span><text:span text:style-name="T3">́</text:span><text:span text:style-name="T1"> Ӯӯ</text:span></text:p>
            <text:p text:style-name="P3"><text:span text:style-name="T6">Ӱӱ </text:span><text:span text:style-name="T1">Ӱ</text:span><text:span text:style-name="T3">́</text:span><text:span text:style-name="T1">ӱ</text:span><text:span text:style-name="T3">́</text:span><text:span text:style-name="T1"> Ӱ̄ӱ̄ </text:span><text:span text:style-name="T7">Ӳӳ</text:span></text:p>
            <text:p text:style-name="P9">Үү Ү́ү́ Ү̄ү̄</text:p>
            <text:p text:style-name="P9">Ұұ Ұ́ұ́ Ұ̄ұ̄</text:p>
            <text:p text:style-name="P11">Ўў Ў́ў́ Ў̄ў̄</text:p>
            <text:p text:style-name="P20">Фф</text:p>
            <text:p text:style-name="P20">Хх Ӽӽ Ҳҳ</text:p>
            <text:p text:style-name="P20">Цц</text:p>
            <text:p text:style-name="P20">Чч Ҷҷ Ӌӌ</text:p>
            <text:p text:style-name="P20">Шш Щщ</text:p>
            <text:p text:style-name="P21">Ъъ Ьь</text:p>
            <text:p text:style-name="P3"><text:span text:style-name="T1">Ыы </text:span><text:span text:style-name="T6">Ы́ы́ Ы̄ы̄</text:span></text:p>
            <text:p text:style-name="P3"><text:span text:style-name="T1">Ээ </text:span><text:span text:style-name="T6">Э́э́ </text:span><text:span text:style-name="T1">Э̄э̄</text:span></text:p>
            <text:p text:style-name="P12">Ӭӭ Ӭ́ӭ́ Ӭ̄ӭ̄ Э̋э̋</text:p>
            <text:p text:style-name="P4"><text:span text:style-name="T1">Әә </text:span><text:span text:style-name="T6">Ә́ә́ </text:span><text:span text:style-name="T1">Ә̄ә̄</text:span></text:p>
            <text:p text:style-name="P13">Ӛӛ Ӛ́ӛ́ Ӛ̄ӛ̄ Ә̋ә̋</text:p>
            <text:p text:style-name="P3"><text:span text:style-name="T1">Юю </text:span><text:span text:style-name="T6">Ю́ю́ </text:span><text:span text:style-name="T1">Ю</text:span><text:span text:style-name="T2">̄</text:span><text:span text:style-name="T1">ю</text:span><text:span text:style-name="T2">̄</text:span></text:p>
            <text:p text:style-name="P14">Ю̈ю̈ Ю̈́ю̈́ Ю̈̄ю̈̄ Ю̋ю̋</text:p>
            <text:p text:style-name="P15">Ю̆ю̆ Ю̆́ю̆́ Ю̆̄ю̆̄</text:p>
            <text:p text:style-name="P3"><text:span text:style-name="T1">Яя </text:span><text:span text:style-name="T6">Я́я́ </text:span><text:span text:style-name="T1">Я</text:span><text:span text:style-name="T2">̄</text:span><text:span text:style-name="T1">я</text:span><text:span text:style-name="T2">̄</text:span></text:p>
            <text:p text:style-name="P16">Я̆я̆ Я̆́я̆́ Я̆̄я̆̄</text:p>
            <text:p text:style-name="P10"><text:span text:style-name="T11">ʽ</text:span><text:span text:style-name="T8">А</text:span>ʼ<text:span text:style-name="T8">А</text:span>ˮ<text:span text:style-name="T11">Ɂɂ</text:span></text:p>
          </table:table-cell>
        </table:table-row>
      </table:table>
      <table:table table:name="Таблица3" table:style-name="Таблица3">
        <table:table-column table:style-name="Таблица3.A"/>
        <table:table-column table:style-name="Таблица3.B"/>
        <text:soft-page-break/>
        <table:table-row table:style-name="Таблица3.1">
          <table:table-cell table:style-name="Таблица3.A1" table:number-columns-spanned="2" office:value-type="string">
            <text:p text:style-name="P39">Noto <text:span text:style-name="T14">Serif Display</text:span></text:p>
          </table:table-cell>
          <table:covered-table-cell/>
        </table:table-row>
        <table:table-row table:style-name="Таблица3.2">
          <table:table-cell table:style-name="Таблица3.A1" office:value-type="string">
            <text:p text:style-name="P40"><text:span text:style-name="T4">Аа </text:span>А<text:span text:style-name="T3">́</text:span>а<text:span text:style-name="T3">́ А̄а̄</text:span></text:p>
            <text:p text:style-name="P40"><text:span text:style-name="T4">Ӓӓ </text:span>Ӓ<text:span text:style-name="T3">́</text:span>ӓ<text:span text:style-name="T3">́</text:span> Ӓ<text:span text:style-name="T3">̄</text:span>ӓ̄ <text:span text:style-name="T7">А̋а̋</text:span></text:p>
            <text:p text:style-name="P41">Ӑӑ Ӑ́ӑ́ Ӑ̄ӑ̄</text:p>
            <text:p text:style-name="P40">Бб <text:span text:style-name="T9">Бб</text:span></text:p>
            <text:p text:style-name="P40"><text:span text:style-name="T16">Вв </text:span>В<text:span text:style-name="T15">̆</text:span>в̆</text:p>
            <text:p text:style-name="P40">Гг Ғғ Ӷӷ</text:p>
            <text:p text:style-name="P40">Дд <text:span text:style-name="T9">Д́д́</text:span></text:p>
            <text:p text:style-name="P40"><text:span text:style-name="T4">Ее </text:span>Е<text:span text:style-name="T3">́</text:span>е<text:span text:style-name="T3">́</text:span> Е<text:span text:style-name="T4">̄</text:span>е̄</text:p>
            <text:p text:style-name="P42">Єє Є́є́ Є̄є̄</text:p>
            <text:p text:style-name="P43">Є̈є̈ Є̈́є̈́ Є̈̄є̈̄ Є̋є̋</text:p>
            <text:p text:style-name="P40"><text:span text:style-name="T4">Ёё </text:span>Ё<text:span text:style-name="T3">́</text:span>ё<text:span text:style-name="T3">́</text:span> Ё̄ё̄ <text:span text:style-name="T7">Е̋е̋</text:span></text:p>
            <text:p text:style-name="P40"><text:span text:style-name="T4">Ҍҍ </text:span><text:span text:style-name="T1">Ҍ</text:span><text:span text:style-name="T3">́</text:span><text:span text:style-name="T1">ҍ</text:span><text:span text:style-name="T3">́</text:span><text:span text:style-name="T1"> Ҍ̄ҍ̄</text:span></text:p>
            <text:p text:style-name="P40">Жж Җҗ</text:p>
            <text:p text:style-name="P40">Зз <text:span text:style-name="T10">Ҙҙ </text:span><text:span text:style-name="T8">З̌з̌ </text:span><text:span text:style-name="T4">Ӡӡ</text:span></text:p>
            <text:p text:style-name="P40"><text:span text:style-name="T4">Ии </text:span>И<text:span text:style-name="T3">́</text:span>и<text:span text:style-name="T3">́</text:span> Ӣӣ</text:p>
            <text:p text:style-name="P40">И̇и̇ И̇<text:span text:style-name="T3">́</text:span>и̇<text:span text:style-name="T3">́</text:span> И̇̄и̇̄</text:p>
            <text:p text:style-name="P52">Іі І́і́ І̄і̄</text:p>
            <text:p text:style-name="P40">Йй Кк Ӄӄ Ққ</text:p>
            <text:p text:style-name="P40">Лл Ԓԓ Ӆӆ Љљ</text:p>
            <text:p text:style-name="P40">Мм</text:p>
            <text:p text:style-name="P40">Нн Ӈӈ Ңң Њњ</text:p>
            <text:p text:style-name="P40"><text:span text:style-name="T5">Оо </text:span><text:span text:style-name="T1">О</text:span><text:span text:style-name="T3">́</text:span><text:span text:style-name="T1">о</text:span><text:span text:style-name="T3">́</text:span><text:span text:style-name="T1"> О̄о̄</text:span></text:p>
            <text:p text:style-name="P40"><text:span text:style-name="T5">Ӧӧ </text:span><text:span text:style-name="T1">Ӧ</text:span><text:span text:style-name="T3">́</text:span><text:span text:style-name="T1">ӧ</text:span><text:span text:style-name="T3">́</text:span><text:span text:style-name="T1"> Ӧ̄ӧ̄ </text:span><text:span text:style-name="T7">О̋о̋</text:span></text:p>
            <text:p text:style-name="P44">О̆о̆ О̆́о̆́ О̆̄о̆̄</text:p>
            <text:p text:style-name="P40"><text:span text:style-name="T5">Өө </text:span><text:span text:style-name="T1">Ө</text:span><text:span text:style-name="T3">́</text:span><text:span text:style-name="T1">ө</text:span><text:span text:style-name="T3">́</text:span><text:span text:style-name="T1"> Ө̄ө̄<text:line-break/></text:span><text:span text:style-name="T5">Ө</text:span><text:span text:style-name="T12">̈</text:span><text:span text:style-name="T5">ө</text:span><text:span text:style-name="T12">̈</text:span><text:span text:style-name="T5"> </text:span><text:span text:style-name="T1">Ө</text:span><text:span text:style-name="T12">̈́</text:span><text:span text:style-name="T1">ө</text:span><text:span text:style-name="T12">̈́</text:span><text:span text:style-name="T1"> Ө</text:span><text:span text:style-name="T12">̈̄</text:span><text:span text:style-name="T1">ө</text:span><text:span text:style-name="T12">̈̄ </text:span><text:span text:style-name="T13">Ө̋ө̋</text:span></text:p>
          </table:table-cell>
          <table:table-cell table:style-name="Таблица3.A1" office:value-type="string">
            <text:p text:style-name="P53">Пп Ԥԥ</text:p>
            <text:p text:style-name="P53">Рр</text:p>
            <text:p text:style-name="P53">Сс Ҫс</text:p>
            <text:p text:style-name="P40"><text:span text:style-name="T1">Тт Ҭҭ </text:span><text:span text:style-name="T9">Т́т́</text:span></text:p>
            <text:p text:style-name="P40"><text:span text:style-name="T6">Уу </text:span><text:span text:style-name="T1">У</text:span><text:span text:style-name="T3">́</text:span><text:span text:style-name="T1">у</text:span><text:span text:style-name="T3">́</text:span><text:span text:style-name="T1"> Ӯӯ</text:span></text:p>
            <text:p text:style-name="P40"><text:span text:style-name="T6">Ӱӱ </text:span><text:span text:style-name="T1">Ӱ</text:span><text:span text:style-name="T3">́</text:span><text:span text:style-name="T1">ӱ</text:span><text:span text:style-name="T3">́</text:span><text:span text:style-name="T1"> Ӱ̄ӱ̄ </text:span><text:span text:style-name="T7">Ӳӳ</text:span></text:p>
            <text:p text:style-name="P45">Үү Ү́ү́ Ү̄ү̄</text:p>
            <text:p text:style-name="P45">Ұұ Ұ́ұ́ Ұ̄ұ̄</text:p>
            <text:p text:style-name="P46">Ўў Ў́ў́ Ў̄ў̄</text:p>
            <text:p text:style-name="P53">Фф</text:p>
            <text:p text:style-name="P53">Хх Ӽӽ Ҳҳ</text:p>
            <text:p text:style-name="P53">Цц</text:p>
            <text:p text:style-name="P53">Чч Ҷҷ Ӌӌ</text:p>
            <text:p text:style-name="P53">Шш Щщ</text:p>
            <text:p text:style-name="P53">Ъъ Ьь</text:p>
            <text:p text:style-name="P40"><text:span text:style-name="T1">Ыы </text:span><text:span text:style-name="T6">Ы́ы́ Ы̄ы̄</text:span></text:p>
            <text:p text:style-name="P40"><text:span text:style-name="T1">Ээ </text:span><text:span text:style-name="T6">Э́э́ </text:span><text:span text:style-name="T1">Э̄э̄</text:span></text:p>
            <text:p text:style-name="P47">Ӭӭ Ӭ́ӭ́ Ӭ̄ӭ̄ Э̋э̋</text:p>
            <text:p text:style-name="P40"><text:span text:style-name="T1">Әә </text:span><text:span text:style-name="T6">Ә́ә́ </text:span><text:span text:style-name="T1">Ә̄ә̄</text:span></text:p>
            <text:p text:style-name="P48">Ӛӛ Ӛ́ӛ́ Ӛ̄ӛ̄ Ә̋ә̋</text:p>
            <text:p text:style-name="P40"><text:span text:style-name="T1">Юю </text:span><text:span text:style-name="T6">Ю́ю́ </text:span><text:span text:style-name="T1">Ю</text:span><text:span text:style-name="T2">̄</text:span><text:span text:style-name="T1">ю</text:span><text:span text:style-name="T2">̄</text:span></text:p>
            <text:p text:style-name="P49">Ю̈ю̈ Ю̈́ю̈́ Ю̈̄ю̈̄ Ю̋ю̋</text:p>
            <text:p text:style-name="P50">Ю̆ю̆ Ю̆́ю̆́ Ю̆̄ю̆̄</text:p>
            <text:p text:style-name="P40"><text:span text:style-name="T1">Яя </text:span><text:span text:style-name="T6">Я́я́ </text:span><text:span text:style-name="T1">Я</text:span><text:span text:style-name="T2">̄</text:span><text:span text:style-name="T1">я</text:span><text:span text:style-name="T2">̄</text:span></text:p>
            <text:p text:style-name="P51">Я̆я̆ Я̆́я̆́ Я̆̄я̆̄</text:p>
            <text:p text:style-name="P45"><text:span text:style-name="T11">ʽ</text:span><text:span text:style-name="T8">А</text:span>ʼ<text:span text:style-name="T8">А</text:span>ˮ<text:span text:style-name="T11">Ɂɂ</text:span></text:p>
          </table:table-cell>
        </table:table-row>
      </table:table>
      <table:table table:name="Таблица2" table:style-name="Таблица2">
        <table:table-column table:style-name="Таблица2.A"/>
        <table:table-column table:style-name="Таблица2.B"/>
        <text:soft-page-break/>
        <table:table-row table:style-name="Таблица2.1">
          <table:table-cell table:style-name="Таблица2.A1" table:number-columns-spanned="2" office:value-type="string">
            <text:p text:style-name="P38">Noto <text:span text:style-name="T14">Sans</text:span></text:p>
          </table:table-cell>
          <table:covered-table-cell/>
        </table:table-row>
        <table:table-row table:style-name="Таблица2.2">
          <table:table-cell table:style-name="Таблица2.A1" office:value-type="string">
            <text:p text:style-name="P24"><text:span text:style-name="T4">Аа </text:span>А<text:span text:style-name="T3">́</text:span>а<text:span text:style-name="T3">́ А̄а̄</text:span></text:p>
            <text:p text:style-name="P24"><text:span text:style-name="T4">Ӓӓ </text:span>Ӓ<text:span text:style-name="T3">́</text:span>ӓ<text:span text:style-name="T3">́</text:span> Ӓ<text:span text:style-name="T3">̄</text:span>ӓ̄ <text:span text:style-name="T7">А̋а̋</text:span></text:p>
            <text:p text:style-name="P25">Ӑӑ Ӑ́ӑ́ Ӑ̄ӑ̄</text:p>
            <text:p text:style-name="P24">Бб <text:span text:style-name="T9">Бб</text:span></text:p>
            <text:p text:style-name="P24"><text:span text:style-name="T16">Вв </text:span>В<text:span text:style-name="T15">̆</text:span>в<text:span text:style-name="T15">̆</text:span></text:p>
            <text:p text:style-name="P24">Гг Ғғ Ӷӷ</text:p>
            <text:p text:style-name="P24">Дд <text:span text:style-name="T9">Д́д́</text:span></text:p>
            <text:p text:style-name="P24"><text:span text:style-name="T4">Ее </text:span>Е<text:span text:style-name="T3">́</text:span>е<text:span text:style-name="T3">́</text:span> Е<text:span text:style-name="T4">̄</text:span>е̄</text:p>
            <text:p text:style-name="P26">Єє Є́є́ Є̄є̄</text:p>
            <text:p text:style-name="P27">Є̈є̈ Є̈́є̈́ Є̈̄є̈̄ Є̋є̋</text:p>
            <text:p text:style-name="P24"><text:span text:style-name="T4">Ёё </text:span>Ё<text:span text:style-name="T3">́</text:span>ё<text:span text:style-name="T3">́</text:span> Ё̄ё̄ <text:span text:style-name="T7">Е̋е̋</text:span></text:p>
            <text:p text:style-name="P24"><text:span text:style-name="T4">Ҍҍ </text:span><text:span text:style-name="T1">Ҍ</text:span><text:span text:style-name="T3">́</text:span><text:span text:style-name="T1">ҍ</text:span><text:span text:style-name="T3">́</text:span><text:span text:style-name="T1"> Ҍ̄ҍ̄</text:span></text:p>
            <text:p text:style-name="P24">Жж Җҗ</text:p>
            <text:p text:style-name="P24">Зз <text:span text:style-name="T10">Ҙҙ </text:span><text:span text:style-name="T8">З̌з̌ </text:span><text:span text:style-name="T4">Ӡӡ</text:span></text:p>
            <text:p text:style-name="P24"><text:span text:style-name="T4">Ии </text:span>И<text:span text:style-name="T3">́</text:span>и<text:span text:style-name="T3">́</text:span> Ӣӣ</text:p>
            <text:p text:style-name="P24">И̇и̇ И̇<text:span text:style-name="T3">́</text:span>и̇<text:span text:style-name="T3">́</text:span> И̇̄и̇̄</text:p>
            <text:p text:style-name="P36">Іі І́і́ І̄і̄</text:p>
            <text:p text:style-name="P24">Йй Кк Ӄӄ Ққ</text:p>
            <text:p text:style-name="P24">Лл Ԓԓ Ӆӆ Љљ</text:p>
            <text:p text:style-name="P24">Мм</text:p>
            <text:p text:style-name="P24">Нн Ӈӈ Ңң Њњ</text:p>
            <text:p text:style-name="P24"><text:span text:style-name="T5">Оо </text:span><text:span text:style-name="T1">О</text:span><text:span text:style-name="T3">́</text:span><text:span text:style-name="T1">о</text:span><text:span text:style-name="T3">́</text:span><text:span text:style-name="T1"> О̄о̄</text:span></text:p>
            <text:p text:style-name="P24"><text:span text:style-name="T5">Ӧӧ </text:span><text:span text:style-name="T1">Ӧ</text:span><text:span text:style-name="T3">́</text:span><text:span text:style-name="T1">ӧ</text:span><text:span text:style-name="T3">́</text:span><text:span text:style-name="T1"> Ӧ̄ӧ̄ </text:span><text:span text:style-name="T7">О̋о̋</text:span></text:p>
            <text:p text:style-name="P28">О̆о̆ О̆́о̆́ О̆̄о̆̄</text:p>
            <text:p text:style-name="P24"><text:span text:style-name="T5">Өө </text:span><text:span text:style-name="T1">Ө</text:span><text:span text:style-name="T3">́</text:span><text:span text:style-name="T1">ө</text:span><text:span text:style-name="T3">́</text:span><text:span text:style-name="T1"> Ө̄ө̄<text:line-break/></text:span><text:span text:style-name="T5">Ө</text:span><text:span text:style-name="T12">̈</text:span><text:span text:style-name="T5">ө</text:span><text:span text:style-name="T12">̈</text:span><text:span text:style-name="T5"> </text:span><text:span text:style-name="T1">Ө</text:span><text:span text:style-name="T12">̈́</text:span><text:span text:style-name="T1">ө</text:span><text:span text:style-name="T12">̈́</text:span><text:span text:style-name="T1"> Ө</text:span><text:span text:style-name="T12">̈̄</text:span><text:span text:style-name="T1">ө</text:span><text:span text:style-name="T12">̈̄ </text:span><text:span text:style-name="T13">Ө̋ө̋</text:span></text:p>
          </table:table-cell>
          <table:table-cell table:style-name="Таблица2.A1" office:value-type="string">
            <text:p text:style-name="P37">Пп Ԥԥ</text:p>
            <text:p text:style-name="P37">Рр</text:p>
            <text:p text:style-name="P37">Сс Ҫс</text:p>
            <text:p text:style-name="P24"><text:span text:style-name="T1">Тт Ҭҭ </text:span><text:span text:style-name="T9">Т́т́</text:span></text:p>
            <text:p text:style-name="P24"><text:span text:style-name="T6">Уу </text:span><text:span text:style-name="T1">У</text:span><text:span text:style-name="T3">́</text:span><text:span text:style-name="T1">у</text:span><text:span text:style-name="T3">́</text:span><text:span text:style-name="T1"> Ӯӯ</text:span></text:p>
            <text:p text:style-name="P24"><text:span text:style-name="T6">Ӱӱ </text:span><text:span text:style-name="T1">Ӱ</text:span><text:span text:style-name="T3">́</text:span><text:span text:style-name="T1">ӱ</text:span><text:span text:style-name="T3">́</text:span><text:span text:style-name="T1"> Ӱ̄ӱ̄ </text:span><text:span text:style-name="T7">Ӳӳ</text:span></text:p>
            <text:p text:style-name="P29">Үү Ү́ү́ Ү̄ү̄</text:p>
            <text:p text:style-name="P29">Ұұ Ұ́ұ́ Ұ̄ұ̄</text:p>
            <text:p text:style-name="P30">Ўў Ў́ў́ Ў̄ў̄</text:p>
            <text:p text:style-name="P37">Фф</text:p>
            <text:p text:style-name="P37">Хх Ӽӽ Ҳҳ</text:p>
            <text:p text:style-name="P37">Цц</text:p>
            <text:p text:style-name="P37">Чч Ҷҷ Ӌӌ</text:p>
            <text:p text:style-name="P37">Шш Щщ</text:p>
            <text:p text:style-name="P37">Ъъ Ьь</text:p>
            <text:p text:style-name="P24"><text:span text:style-name="T1">Ыы </text:span><text:span text:style-name="T6">Ы́ы́ Ы̄ы̄</text:span></text:p>
            <text:p text:style-name="P24"><text:span text:style-name="T1">Ээ </text:span><text:span text:style-name="T6">Э́э́ </text:span><text:span text:style-name="T1">Э̄э̄</text:span></text:p>
            <text:p text:style-name="P31">Ӭӭ Ӭ́ӭ́ Ӭ̄ӭ̄ Э̋э̋</text:p>
            <text:p text:style-name="P24"><text:span text:style-name="T1">Әә </text:span><text:span text:style-name="T6">Ә́ә́ </text:span><text:span text:style-name="T1">Ә̄ә̄</text:span></text:p>
            <text:p text:style-name="P32">Ӛӛ Ӛ́ӛ́ Ӛ̄ӛ̄ Ә̋ә̋</text:p>
            <text:p text:style-name="P24"><text:span text:style-name="T1">Юю </text:span><text:span text:style-name="T6">Ю́ю́ </text:span><text:span text:style-name="T1">Ю</text:span><text:span text:style-name="T2">̄</text:span><text:span text:style-name="T1">ю</text:span><text:span text:style-name="T2">̄</text:span></text:p>
            <text:p text:style-name="P33">Ю̈ю̈ Ю̈́ю̈́ Ю̈̄ю̈̄ Ю̋ю̋</text:p>
            <text:p text:style-name="P34">Ю̆ю̆ Ю̆́ю̆́ Ю̆̄ю̆̄</text:p>
            <text:p text:style-name="P24"><text:span text:style-name="T1">Яя </text:span><text:span text:style-name="T6">Я́я́ </text:span><text:span text:style-name="T1">Я</text:span><text:span text:style-name="T2">̄</text:span><text:span text:style-name="T1">я</text:span><text:span text:style-name="T2">̄</text:span></text:p>
            <text:p text:style-name="P35">Я̆я̆ Я̆́я̆́ Я̆̄я̆̄</text:p>
            <text:p text:style-name="P29"><text:span text:style-name="T11">ʽ</text:span><text:span text:style-name="T8">А</text:span>ʼ<text:span text:style-name="T8">А</text:span>ˮ<text:span text:style-name="T11">Ɂɂ</text:span></text:p>
          </table:table-cell>
        </table:table-row>
      </table:table>
      <table:table table:name="Таблица4" table:style-name="Таблица4">
        <table:table-column table:style-name="Таблица4.A"/>
        <table:table-column table:style-name="Таблица4.B"/>
        <text:soft-page-break/>
        <table:table-row table:style-name="Таблица4.1">
          <table:table-cell table:style-name="Таблица4.A1" table:number-columns-spanned="2" office:value-type="string">
            <text:p text:style-name="P54">Noto <text:span text:style-name="T14">Sans Display</text:span></text:p>
          </table:table-cell>
          <table:covered-table-cell/>
        </table:table-row>
        <table:table-row table:style-name="Таблица4.2">
          <table:table-cell table:style-name="Таблица4.A1" office:value-type="string">
            <text:p text:style-name="P55"><text:span text:style-name="T4">Аа </text:span>А<text:span text:style-name="T3">́</text:span>а<text:span text:style-name="T3">́ А̄а̄</text:span></text:p>
            <text:p text:style-name="P55"><text:span text:style-name="T4">Ӓӓ </text:span>Ӓ<text:span text:style-name="T3">́</text:span>ӓ<text:span text:style-name="T3">́</text:span> Ӓ<text:span text:style-name="T3">̄</text:span>ӓ̄ <text:span text:style-name="T7">А̋а̋</text:span></text:p>
            <text:p text:style-name="P56">Ӑӑ Ӑ́ӑ́ Ӑ̄ӑ̄</text:p>
            <text:p text:style-name="P55">Бб <text:span text:style-name="T9">Бб</text:span></text:p>
            <text:p text:style-name="P55"><text:span text:style-name="T16">Вв </text:span>В<text:span text:style-name="T15">̆</text:span>в<text:span text:style-name="T15">̆</text:span></text:p>
            <text:p text:style-name="P55">Гг Ғғ Ӷӷ</text:p>
            <text:p text:style-name="P55">Дд <text:span text:style-name="T9">Д́д́</text:span></text:p>
            <text:p text:style-name="P55"><text:span text:style-name="T4">Ее </text:span>Е<text:span text:style-name="T3">́</text:span>е<text:span text:style-name="T3">́</text:span> Е<text:span text:style-name="T4">̄</text:span>е̄</text:p>
            <text:p text:style-name="P57">Єє Є́є́ Є̄є̄</text:p>
            <text:p text:style-name="P58">Є̈є̈ Є̈́є̈́ Є̈̄є̈̄ Є̋є̋</text:p>
            <text:p text:style-name="P55"><text:span text:style-name="T4">Ёё </text:span>Ё<text:span text:style-name="T3">́</text:span>ё<text:span text:style-name="T3">́</text:span> Ё̄ё̄ <text:span text:style-name="T7">Е̋е̋</text:span></text:p>
            <text:p text:style-name="P55"><text:span text:style-name="T4">Ҍҍ </text:span><text:span text:style-name="T1">Ҍ</text:span><text:span text:style-name="T3">́</text:span><text:span text:style-name="T1">ҍ</text:span><text:span text:style-name="T3">́</text:span><text:span text:style-name="T1"> Ҍ̄ҍ̄</text:span></text:p>
            <text:p text:style-name="P55">Жж Җҗ</text:p>
            <text:p text:style-name="P55">Зз <text:span text:style-name="T10">Ҙҙ </text:span><text:span text:style-name="T8">З̌з̌ </text:span><text:span text:style-name="T4">Ӡӡ</text:span></text:p>
            <text:p text:style-name="P55"><text:span text:style-name="T4">Ии </text:span>И<text:span text:style-name="T3">́</text:span>и<text:span text:style-name="T3">́</text:span> Ӣӣ</text:p>
            <text:p text:style-name="P55">И̇и̇ И̇<text:span text:style-name="T3">́</text:span>и̇<text:span text:style-name="T3">́</text:span> И̇̄и̇̄</text:p>
            <text:p text:style-name="P67">Іі І́і́ І̄і̄</text:p>
            <text:p text:style-name="P55">Йй Кк Ӄӄ Ққ</text:p>
            <text:p text:style-name="P55">Лл Ԓԓ Ӆӆ Љљ</text:p>
            <text:p text:style-name="P55">Мм</text:p>
            <text:p text:style-name="P55">Нн Ӈӈ Ңң Њњ</text:p>
            <text:p text:style-name="P55"><text:span text:style-name="T5">Оо </text:span><text:span text:style-name="T1">О</text:span><text:span text:style-name="T3">́</text:span><text:span text:style-name="T1">о</text:span><text:span text:style-name="T3">́</text:span><text:span text:style-name="T1"> О̄о̄</text:span></text:p>
            <text:p text:style-name="P55"><text:span text:style-name="T5">Ӧӧ </text:span><text:span text:style-name="T1">Ӧ</text:span><text:span text:style-name="T3">́</text:span><text:span text:style-name="T1">ӧ</text:span><text:span text:style-name="T3">́</text:span><text:span text:style-name="T1"> Ӧ̄ӧ̄ </text:span><text:span text:style-name="T7">О̋о̋</text:span></text:p>
            <text:p text:style-name="P59">О̆о̆ О̆́о̆́ О̆̄о̆̄</text:p>
            <text:p text:style-name="P55"><text:span text:style-name="T5">Өө </text:span><text:span text:style-name="T1">Ө</text:span><text:span text:style-name="T3">́</text:span><text:span text:style-name="T1">ө</text:span><text:span text:style-name="T3">́</text:span><text:span text:style-name="T1"> Ө̄ө̄<text:line-break/></text:span><text:span text:style-name="T5">Ө</text:span><text:span text:style-name="T12">̈</text:span><text:span text:style-name="T5">ө</text:span><text:span text:style-name="T12">̈</text:span><text:span text:style-name="T5"> </text:span><text:span text:style-name="T1">Ө</text:span><text:span text:style-name="T12">̈́</text:span><text:span text:style-name="T1">ө</text:span><text:span text:style-name="T12">̈́</text:span><text:span text:style-name="T1"> Ө</text:span><text:span text:style-name="T12">̈̄</text:span><text:span text:style-name="T1">ө</text:span><text:span text:style-name="T12">̈̄ </text:span><text:span text:style-name="T13">Ө̋ө̋</text:span></text:p>
          </table:table-cell>
          <table:table-cell table:style-name="Таблица4.A1" office:value-type="string">
            <text:p text:style-name="P68">Пп Ԥԥ</text:p>
            <text:p text:style-name="P68">Рр</text:p>
            <text:p text:style-name="P68">Сс Ҫс</text:p>
            <text:p text:style-name="P55"><text:span text:style-name="T1">Тт Ҭҭ </text:span><text:span text:style-name="T9">Т́т́</text:span></text:p>
            <text:p text:style-name="P55"><text:span text:style-name="T6">Уу </text:span><text:span text:style-name="T1">У</text:span><text:span text:style-name="T3">́</text:span><text:span text:style-name="T1">у</text:span><text:span text:style-name="T3">́</text:span><text:span text:style-name="T1"> Ӯӯ</text:span></text:p>
            <text:p text:style-name="P55"><text:span text:style-name="T6">Ӱӱ </text:span><text:span text:style-name="T1">Ӱ</text:span><text:span text:style-name="T3">́</text:span><text:span text:style-name="T1">ӱ</text:span><text:span text:style-name="T3">́</text:span><text:span text:style-name="T1"> Ӱ̄ӱ̄ </text:span><text:span text:style-name="T7">Ӳӳ</text:span></text:p>
            <text:p text:style-name="P60">Үү Ү́ү́ Ү̄ү̄</text:p>
            <text:p text:style-name="P60">Ұұ Ұ́ұ́ Ұ̄ұ̄</text:p>
            <text:p text:style-name="P61">Ўў Ў́ў́ Ў̄ў̄</text:p>
            <text:p text:style-name="P68">Фф</text:p>
            <text:p text:style-name="P68">Хх Ӽӽ Ҳҳ</text:p>
            <text:p text:style-name="P68">Цц</text:p>
            <text:p text:style-name="P68">Чч Ҷҷ Ӌӌ</text:p>
            <text:p text:style-name="P68">Шш Щщ</text:p>
            <text:p text:style-name="P68">Ъъ Ьь</text:p>
            <text:p text:style-name="P55"><text:span text:style-name="T1">Ыы </text:span><text:span text:style-name="T6">Ы́ы́ Ы̄ы̄</text:span></text:p>
            <text:p text:style-name="P55"><text:span text:style-name="T1">Ээ </text:span><text:span text:style-name="T6">Э́э́ </text:span><text:span text:style-name="T1">Э̄э̄</text:span></text:p>
            <text:p text:style-name="P62">Ӭӭ Ӭ́ӭ́ Ӭ̄ӭ̄ Э̋э̋</text:p>
            <text:p text:style-name="P55"><text:span text:style-name="T1">Әә </text:span><text:span text:style-name="T6">Ә́ә́ </text:span><text:span text:style-name="T1">Ә̄ә̄</text:span></text:p>
            <text:p text:style-name="P63">Ӛӛ Ӛ́ӛ́ Ӛ̄ӛ̄ Ә̋ә̋</text:p>
            <text:p text:style-name="P55"><text:span text:style-name="T1">Юю </text:span><text:span text:style-name="T6">Ю́ю́ </text:span><text:span text:style-name="T1">Ю</text:span><text:span text:style-name="T2">̄</text:span><text:span text:style-name="T1">ю</text:span><text:span text:style-name="T2">̄</text:span></text:p>
            <text:p text:style-name="P64">Ю̈ю̈ Ю̈́ю̈́ Ю̈̄ю̈̄ Ю̋ю̋</text:p>
            <text:p text:style-name="P65">Ю̆ю̆ Ю̆́ю̆́ Ю̆̄ю̆̄</text:p>
            <text:p text:style-name="P55"><text:span text:style-name="T1">Яя </text:span><text:span text:style-name="T6">Я́я́ </text:span><text:span text:style-name="T1">Я</text:span><text:span text:style-name="T2">̄</text:span><text:span text:style-name="T1">я</text:span><text:span text:style-name="T2">̄</text:span></text:p>
            <text:p text:style-name="P66">Я̆я̆ Я̆́я̆́ Я̆̄я̆̄</text:p>
            <text:p text:style-name="P60"><text:span text:style-name="T11">ʽ</text:span><text:span text:style-name="T8">А</text:span>ʼ<text:span text:style-name="T8">А</text:span>ˮ<text:span text:style-name="T11">Ɂɂ</text:span></text:p>
          </table:table-cell>
        </table:table-row>
      </table:table>
      <text:p text:style-name="P23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/>
    <style:font-face style:name="DejaVu Serif" svg:font-family="'DejaVu Serif'" style:font-family-generic="roman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isplay" svg:font-family="'Noto Sans Display'" style:font-family-generic="swiss" style:font-pitch="variable"/>
    <style:font-face style:name="Noto Serif" svg:font-family="'Noto Serif'" style:font-family-generic="roman" style:font-pitch="variable"/>
    <style:font-face style:name="Noto Serif CJK SC" svg:font-family="'Noto Serif CJK SC'" style:font-family-generic="system" style:font-pitch="variable"/>
    <style:font-face style:name="Noto Serif Display" svg:font-family="'Noto Serif Display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DejaVu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DejaVu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ejaVu Sans" fo:font-family="'DejaVu Sans'" style:font-family-generic="swiss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DejaVu Serif" fo:font-family="'DejaVu Serif'" style:font-family-generic="roman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DejaVu Serif" fo:font-family="'DejaVu Serif'" style:font-family-generic="roman"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ejaVu Serif" fo:font-family="'DejaVu Serif'" style:font-family-generic="roman"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3T19:16:44.437751124</meta:creation-date>
    <dc:date>2024-09-03T23:29:00.706239588</dc:date>
    <meta:editing-duration>PT1H12M49S</meta:editing-duration>
    <meta:editing-cycles>36</meta:editing-cycles>
    <meta:generator>LibreOffice/24.2.5.2$Linux_X86_64 LibreOffice_project/420$Build-2</meta:generator>
    <meta:print-date>2024-06-13T20:31:34.513086531</meta:print-date>
    <meta:printed-by>Файлы PDF</meta:printed-by>
    <meta:document-statistic meta:table-count="4" meta:image-count="0" meta:object-count="0" meta:page-count="5" meta:paragraph-count="208" meta:word-count="614" meta:character-count="1682" meta:non-whitespace-character-count="1276"/>
  </office:meta>
</office:document-meta>
</file>